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4a77"/>
    </style:style>
    <style:style style:name="P2" style:family="paragraph" style:parent-style-name="Preformatted_20_Text">
      <style:text-properties officeooo:paragraph-rsid="00194a77"/>
    </style:style>
    <style:style style:name="P3" style:family="paragraph" style:parent-style-name="Table_20_Contents">
      <style:text-properties style:font-name="Liberation Mono" fo:font-size="10pt" officeooo:paragraph-rsid="00194a7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a670" officeooo:paragraph-rsid="001da670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94a77" officeooo:paragraph-rsid="00194a77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94a77" officeooo:paragraph-rsid="001db761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194a77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a8c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paragraph-rsid="001db761" style:font-name-asian="Courier New" style:font-size-asian="10pt" style:font-name-complex="Liberation Mono" style:font-size-complex="10pt"/>
    </style:style>
    <style:style style:name="T1" style:family="text">
      <style:text-properties officeooo:rsid="001a8c48"/>
    </style:style>
    <style:style style:name="T2" style:family="text">
      <style:text-properties officeooo:rsid="001c681c"/>
    </style:style>
    <style:style style:name="T3" style:family="text">
      <style:text-properties officeooo:rsid="001db761"/>
    </style:style>
    <style:style style:name="T4" style:family="text">
      <style:text-properties officeooo:rsid="00194a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5">35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<text:span text:style-name="T2">Edit</text:span> God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5">43 Edit Strings, 44 Edit Multimedia, 46 Edit Relations, 48 Add Interactions, 50 Edit Statblock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4">The Dungeon Master needs to be able to add gods to the fantasy setting that <text:span text:style-name="T3">t</text:span>he<text:span text:style-name="T3">y</text:span> <text:span text:style-name="T3">are</text:span> creating, this includes editing the attributes that are associated with the <text:span text:style-name="T3">g</text:span>od 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4"><text:s text:c="3"/>1. The Add God Hotkey gets pressed</text:p>
            <text:p text:style-name="P9"><text:s text:c="3"/>2. The player selects add when searching for an </text:p>
            <text:p text:style-name="P9"><text:s text:c="6"/>existing god, or from a list of displayed gods</text:p>
            <text:p text:style-name="P3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7179462383941087191" text:style-name="L1">
              <text:list-item>
                <text:p text:style-name="P6">The relevant god information, from included use cases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810942301421207896" text:style-name="L2">
              <text:list-item>
                <text:p text:style-name="P7">A new god is saved into the database</text:p>
              </text:list-item>
              <text:list-item>
                <text:p text:style-name="P7">An unsaved item message pops up if there was not enough information to save the god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4"><text:span text:style-name="T2"><text:s text:c="3"/>1</text:span>. The main UI switches tab to the <text:span text:style-name="T2">god being edited</text:span></text:p>
            <text:p text:style-name="P9"><text:span text:style-name="T2"><text:s text:c="3"/>2</text:span>. The user uses included use-cases to change the </text:p>
            <text:p text:style-name="P9"><text:s text:c="6"/>associated information with the god</text:p>
            <text:p text:style-name="P9"><text:span text:style-name="T2"><text:s text:c="3"/>3</text:span>. If enough information is present: <text:span text:style-name="T2">(</text:span>the name of the </text:p>
            <text:p text:style-name="P9"><text:s text:c="6"/>god<text:span text:style-name="T2">)</text:span>, then the god will auto save <text:span text:style-name="T2">whenever </text:span></text:p>
            <text:p text:style-name="P9"><text:span text:style-name="T2"><text:s text:c="6"/>information gets edited</text:span>, otherwise it will prompt </text:p>
            <text:p text:style-name="P9"><text:s text:c="6"/>for a name based on ctrl + s || save hotkey</text:p>
            <text:p text:style-name="P9"><text:span text:style-name="T2"><text:s text:c="3"/>4</text:span>. The user closes the god's page as no further </text:p>
            <text:p text:style-name="P12"><text:span text:style-name="T4"><text:s text:c="6"/>information is being changed</text:span></text:p>
            <text:p text:style-name="P3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11"><text:span text:style-name="T1">The god does not get saved, because not enough information was present, and the page gets closed</text:span></text:p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29:22.338000000</dc:date>
    <meta:editing-duration>PT47M34S</meta:editing-duration>
    <meta:editing-cycles>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6" meta:word-count="227" meta:character-count="1291" meta:non-whitespace-character-count="1036"/>
  </office:meta>
</office:document-meta>
</file>